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B6000001000FE78F8ADEBE7658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76cm" draw:marker-start-width="0.414cm" draw:marker-end-width="0.414cm" draw:fill="solid" draw:fill-color="#e6e6e6" draw:textarea-horizontal-align="justify" draw:textarea-vertical-align="middle" draw:auto-grow-height="false" fo:min-height="5.174cm" fo:min-width="24.924cm" fo:padding-top="0.163cm" fo:padding-bottom="0.163cm" fo:padding-left="0.288cm" fo:padding-right="0.288cm"/>
    </style:style>
    <style:style style:name="gr2" style:family="graphic" style:parent-style-name="standard">
      <style:graphic-properties draw:stroke="none" draw:textarea-horizontal-align="justify" draw:textarea-vertical-align="middle" draw:auto-grow-height="false" fo:min-height="5.25cm" fo:min-width="1.5cm"/>
    </style:style>
    <style:style style:name="gr3" style:family="graphic" style:parent-style-name="standard">
      <style:graphic-properties draw:stroke="none" svg:stroke-opacity="100%" draw:fill="solid" draw:fill-color="#cc0000" draw:opacity="60%" draw:textarea-horizontal-align="left" draw:textarea-vertical-align="top" draw:auto-grow-height="false" fo:min-height="0.75cm" fo:min-width="19cm" fo:wrap-option="wrap"/>
    </style:style>
    <style:style style:name="gr4" style:family="graphic" style:parent-style-name="standard">
      <style:graphic-properties draw:stroke="none" draw:fill="solid" draw:fill-color="#ff420e" draw:opacity="60%" draw:textarea-horizontal-align="left" draw:textarea-vertical-align="top" draw:auto-grow-height="false" fo:min-height="2.006cm" fo:min-width="6.5cm" fo:wrap-option="wrap"/>
    </style:style>
    <style:style style:name="gr5" style:family="graphic" style:parent-style-name="standard">
      <style:graphic-properties draw:stroke="none" draw:fill="solid" draw:fill-color="#ff420e" draw:opacity="60%" draw:textarea-horizontal-align="left" draw:textarea-vertical-align="top" draw:auto-grow-height="false" fo:min-height="3.25cm" fo:min-width="4cm" fo:wrap-option="wrap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076cm" svg:stroke-color="#000000" draw:marker-start-width="0.414cm" draw:marker-end-width="0.414cm" draw:fill="none" draw:fill-color="#e6e6e6" draw:textarea-horizontal-align="justify" draw:textarea-vertical-align="middle" draw:auto-grow-height="false" fo:min-height="5.174cm" fo:min-width="24.924cm" fo:padding-top="0.163cm" fo:padding-bottom="0.163cm" fo:padding-left="0.288cm" fo:padding-right="0.288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solid" draw:fill-color="#e6e6e6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solid" draw:fill-color="#cc0000" draw:opacity="60%"/>
      <style:paragraph-properties fo:text-align="start"/>
      <style:text-properties fo:text-shadow="1pt 1pt" fo:font-weight="bold" style:font-weight-asian="bold" style:font-weight-complex="bold"/>
    </style:style>
    <style:style style:name="P5" style:family="paragraph">
      <loext:graphic-properties draw:fill="solid" draw:fill-color="#ff420e" draw:opacity="60%"/>
      <style:paragraph-properties fo:text-align="start"/>
      <style:text-properties fo:font-size="10pt" style:font-size-asian="10pt" style:font-size-complex="10pt"/>
    </style:style>
    <style:style style:name="P6" style:family="paragraph">
      <loext:graphic-properties draw:fill="solid" draw:fill-color="#ff420e" draw:opacity="60%"/>
      <style:paragraph-properties fo:text-align="star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e6e6e6"/>
      <style:paragraph-properties fo:text-align="center"/>
    </style:style>
    <style:style style:name="P9" style:family="paragraph">
      <loext:graphic-properties draw:fill-color="#ffffff"/>
    </style:style>
    <style:style style:name="T1" style:family="text">
      <style:text-properties fo:text-shadow="1pt 1pt" fo:font-weight="bold" style:font-weight-asian="bold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1" draw:layer="layout" svg:width="25.5cm" svg:height="5.5cm" svg:x="1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4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6.5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9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11.5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14cm" svg:y="12.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cm" svg:height="5.5cm" svg:x="16.5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19cm" svg:y="12.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5.5cm" svg:x="21.5cm" svg:y="12.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9.5cm" svg:height="1cm" svg:x="4cm" svg:y="12.9cm">
          <text:p text:style-name="P3"><text:span text:style-name="T1">Lucky Luke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7cm" svg:height="2.256cm" svg:x="4cm" svg:y="14.4cm">
          <text:p text:style-name="P3"><text:span text:style-name="T2">Lucky Luke</text:span><text:span text:style-name="T3"> ist die Titelfigur einer seit 1946 erscheinenden belgischen Comic-Serie des Zeichners Morris. Seine Alben wurden bisher mehr als 30 Millionen mal in Deutschland verkauft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4.5cm" svg:height="3.5cm" svg:x="19cm" svg:y="14.4cm">
          <text:p text:style-name="P3"><text:span text:style-name="T3">Bis 1955 schrieb Morris die Geschichten noch selbst. Danach verfasste René Goscinny die Texte. Der letzte Lucky-Luke-Band von Morris erschien 2002, ein Jahr nach dessen Tod.</text:span></text:p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7cm" svg:height="4cm" svg:x="11.5cm" svg:y="14.4cm">
          <draw:image xlink:href="Pictures/10000000000001B6000001000FE78F8ADEBE7658.jpg" xlink:type="simple" xlink:show="embed" xlink:actuate="onLoad">
            <text:p/>
          </draw:image>
        </draw:frame>
        <draw:custom-shape draw:style-name="gr7" draw:text-style-name="P8" draw:layer="layout" svg:width="25.5cm" svg:height="5.5cm" svg:x="1cm" svg:y="12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ennis Schulmeister-Zimolong</meta:initial-creator>
    <meta:creation-date>2017-09-18T07:38:01.506687983</meta:creation-date>
    <dc:date>2017-09-18T07:38:27.702980147</dc:date>
    <dc:creator>Dennis Schulmeister-Zimolong</dc:creator>
    <meta:editing-duration>PT26S</meta:editing-duration>
    <meta:editing-cycles>1</meta:editing-cycles>
    <meta:document-statistic meta:object-count="37"/>
    <meta:generator>LibreOffice/5.4.1.2.0$Linux_X86_64 LibreOffice_project/40m0$Build-2</meta:generator>
  </office:meta>
</office:document-meta>
</file>